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2ef5e" officeooo:paragraph-rsid="0022ef5e"/>
    </style:style>
    <style:style style:name="P2" style:family="paragraph" style:parent-style-name="Standard">
      <style:text-properties officeooo:rsid="0024bb72" officeooo:paragraph-rsid="0024bb72"/>
    </style:style>
    <style:style style:name="P3" style:family="paragraph" style:parent-style-name="Standard">
      <style:text-properties officeooo:rsid="002f2e06" officeooo:paragraph-rsid="002f2e06"/>
    </style:style>
    <style:style style:name="P4" style:family="paragraph" style:parent-style-name="Standard">
      <style:text-properties officeooo:rsid="0037b94e" officeooo:paragraph-rsid="002f2e06"/>
    </style:style>
    <style:style style:name="P5" style:family="paragraph" style:parent-style-name="Standard">
      <style:text-properties officeooo:rsid="00265c31" officeooo:paragraph-rsid="00265c31"/>
    </style:style>
    <style:style style:name="P6" style:family="paragraph" style:parent-style-name="Standard">
      <style:text-properties officeooo:rsid="003e15c5" officeooo:paragraph-rsid="003e15c5"/>
    </style:style>
    <style:style style:name="P7" style:family="paragraph" style:parent-style-name="Standard" style:list-style-name="L1">
      <style:text-properties fo:font-variant="normal" fo:text-transform="none" fo:color="#222222" style:font-name="Liberation Serif" fo:font-size="12pt" fo:letter-spacing="normal" fo:font-style="normal" fo:font-weight="normal" officeooo:rsid="00311f58" officeooo:paragraph-rsid="003adad7" style:font-size-asian="12pt" style:font-size-complex="12pt"/>
    </style:style>
    <style:style style:name="P8" style:family="paragraph" style:parent-style-name="Standard" style:list-style-name="L2">
      <style:text-properties fo:font-variant="normal" fo:text-transform="none" fo:color="#222222" style:font-name="Liberation Serif" fo:font-size="12pt" fo:letter-spacing="normal" fo:font-style="normal" fo:font-weight="normal" officeooo:rsid="00311f58" officeooo:paragraph-rsid="00311f58" style:font-size-asian="12pt" style:font-size-complex="12pt"/>
    </style:style>
    <style:style style:name="P9" style:family="paragraph" style:parent-style-name="Standard" style:list-style-name="L2">
      <style:text-properties fo:font-variant="normal" fo:text-transform="none" fo:color="#222222" style:font-name="Liberation Serif" fo:font-size="12pt" fo:letter-spacing="normal" fo:font-style="normal" fo:font-weight="normal" officeooo:rsid="00419628" officeooo:paragraph-rsid="00419628" style:font-size-asian="12pt" style:font-size-complex="12pt"/>
    </style:style>
    <style:style style:name="P10" style:family="paragraph" style:parent-style-name="Standard" style:list-style-name="L6">
      <style:text-properties fo:font-variant="normal" fo:text-transform="none" fo:color="#222222" style:font-name="Liberation Serif" fo:font-size="12pt" fo:letter-spacing="normal" fo:font-style="normal" fo:font-weight="normal" officeooo:rsid="0037b94e" officeooo:paragraph-rsid="004960bf" style:font-size-asian="12pt" style:font-size-complex="12pt"/>
    </style:style>
    <style:style style:name="P11" style:family="paragraph" style:parent-style-name="Standard" style:list-style-name="L3">
      <style:text-properties fo:font-variant="normal" fo:text-transform="none" fo:color="#222222" style:font-name="Liberation Serif" fo:font-size="12pt" fo:letter-spacing="normal" fo:font-style="normal" fo:font-weight="normal" officeooo:rsid="004759bf" officeooo:paragraph-rsid="004759bf" style:font-size-asian="12pt" style:font-size-complex="12pt"/>
    </style:style>
    <style:style style:name="P12" style:family="paragraph" style:parent-style-name="Standard" style:list-style-name="L4">
      <style:text-properties fo:font-variant="normal" fo:text-transform="none" fo:color="#222222" style:font-name="Liberation Serif" fo:font-size="12pt" fo:letter-spacing="normal" fo:font-style="normal" fo:font-weight="normal" officeooo:rsid="0048fac4" officeooo:paragraph-rsid="004960bf" style:font-size-asian="12pt" style:font-size-complex="12pt"/>
    </style:style>
    <style:style style:name="P13" style:family="paragraph" style:parent-style-name="Standard" style:list-style-name="L6">
      <style:text-properties fo:font-variant="normal" fo:text-transform="none" fo:color="#222222" style:font-name="Liberation Serif" fo:font-size="12pt" fo:letter-spacing="normal" fo:font-style="normal" fo:font-weight="normal" officeooo:rsid="004960bf" officeooo:paragraph-rsid="004960bf" style:font-size-asian="12pt" style:font-size-complex="12pt"/>
    </style:style>
    <style:style style:name="P14" style:family="paragraph" style:parent-style-name="Standard" style:list-style-name="L3">
      <style:text-properties fo:font-variant="normal" fo:text-transform="none" fo:color="#222222" style:font-name="Liberation Serif" fo:font-size="12pt" fo:letter-spacing="normal" fo:font-style="normal" fo:font-weight="normal" officeooo:rsid="004acc9a" officeooo:paragraph-rsid="004acc9a" style:font-size-asian="12pt" style:font-size-complex="12pt"/>
    </style:style>
    <style:style style:name="P15" style:family="paragraph" style:parent-style-name="Standard" style:list-style-name="L7">
      <style:text-properties fo:font-variant="normal" fo:text-transform="none" fo:color="#222222" style:font-name="Liberation Serif" fo:font-size="12pt" fo:letter-spacing="normal" fo:font-style="normal" fo:font-weight="normal" officeooo:rsid="004acc9a" officeooo:paragraph-rsid="004acc9a" style:font-size-asian="12pt" style:font-size-complex="12pt"/>
    </style:style>
    <style:style style:name="P16" style:family="paragraph" style:parent-style-name="Standard" style:list-style-name="L7">
      <style:text-properties fo:font-variant="normal" fo:text-transform="none" fo:color="#222222" style:font-name="Liberation Serif" fo:font-size="12pt" fo:letter-spacing="normal" fo:font-style="normal" fo:font-weight="normal" officeooo:rsid="004acc9a" officeooo:paragraph-rsid="004b05b0" style:font-size-asian="12pt" style:font-size-complex="12pt"/>
    </style:style>
    <style:style style:name="P17" style:family="paragraph" style:parent-style-name="Standard" style:list-style-name="L3">
      <style:text-properties fo:font-variant="normal" fo:text-transform="none" fo:color="#222222" style:font-name="Liberation Serif" fo:font-size="12pt" fo:letter-spacing="normal" fo:font-style="normal" fo:font-weight="normal" officeooo:rsid="004b05b0" officeooo:paragraph-rsid="004b05b0" style:font-size-asian="12pt" style:font-size-complex="12pt"/>
    </style:style>
    <style:style style:name="P18" style:family="paragraph" style:parent-style-name="Standard">
      <style:text-properties fo:font-variant="normal" fo:text-transform="none" fo:color="#222222" style:font-name="Liberation Serif" fo:font-size="12pt" fo:letter-spacing="normal" fo:font-style="normal" fo:font-weight="normal" officeooo:rsid="004b05b0" officeooo:paragraph-rsid="004b05b0" style:font-size-asian="12pt" style:font-size-complex="12pt"/>
    </style:style>
    <style:style style:name="P19" style:family="paragraph" style:parent-style-name="Standard" style:list-style-name="L1">
      <style:text-properties officeooo:rsid="003933b8" officeooo:paragraph-rsid="003adad7"/>
    </style:style>
    <style:style style:name="P20" style:family="paragraph" style:parent-style-name="Standard" style:list-style-name="L2">
      <style:text-properties officeooo:rsid="003fa499" officeooo:paragraph-rsid="002f2e06"/>
    </style:style>
    <style:style style:name="P21" style:family="paragraph" style:parent-style-name="Standard" style:list-style-name="L2">
      <style:text-properties officeooo:rsid="0024bb72" officeooo:paragraph-rsid="0024bb72"/>
    </style:style>
    <style:style style:name="P22" style:family="paragraph" style:parent-style-name="Standard" style:list-style-name="L4">
      <style:text-properties officeooo:rsid="0024bb72" officeooo:paragraph-rsid="004960bf"/>
    </style:style>
    <style:style style:name="P23" style:family="paragraph" style:parent-style-name="Standard" style:list-style-name="L2">
      <style:text-properties officeooo:rsid="003b554f" officeooo:paragraph-rsid="003b554f"/>
    </style:style>
    <style:style style:name="P24" style:family="paragraph" style:parent-style-name="Standard" style:list-style-name="L3">
      <style:text-properties officeooo:rsid="00265c31" officeooo:paragraph-rsid="00265c31"/>
    </style:style>
    <style:style style:name="P25" style:family="paragraph" style:parent-style-name="Standard" style:list-style-name="L3">
      <style:text-properties officeooo:rsid="003e15c5" officeooo:paragraph-rsid="003e15c5"/>
    </style:style>
    <style:style style:name="P26" style:family="paragraph" style:parent-style-name="Standard">
      <style:text-properties officeooo:rsid="003e15c5" officeooo:paragraph-rsid="003e15c5"/>
    </style:style>
    <style:style style:name="P27" style:family="paragraph" style:parent-style-name="Standard" style:list-style-name="L4">
      <style:text-properties officeooo:rsid="0022ef5e" officeooo:paragraph-rsid="003e15c5"/>
    </style:style>
    <style:style style:name="P28" style:family="paragraph" style:parent-style-name="Standard" style:list-style-name="L4">
      <style:text-properties officeooo:rsid="0022ef5e" officeooo:paragraph-rsid="003fa499"/>
    </style:style>
    <style:style style:name="P29" style:family="paragraph" style:parent-style-name="Standard" style:list-style-name="L6">
      <style:text-properties officeooo:paragraph-rsid="004960bf"/>
    </style:style>
    <style:style style:name="P30" style:family="paragraph" style:parent-style-name="Standard">
      <style:paragraph-properties fo:margin-left="0.4925in" fo:margin-right="0in" fo:text-indent="0in" style:auto-text-indent="false"/>
      <style:text-properties officeooo:rsid="003b554f" officeooo:paragraph-rsid="004960bf"/>
    </style:style>
    <style:style style:name="P31" style:family="paragraph" style:parent-style-name="Standard">
      <style:paragraph-properties fo:margin-left="0.4925in" fo:margin-right="0in" fo:text-indent="0in" style:auto-text-indent="false"/>
      <style:text-properties officeooo:rsid="004960bf" officeooo:paragraph-rsid="004960bf"/>
    </style:style>
    <style:style style:name="P32" style:family="paragraph" style:parent-style-name="Standard">
      <style:paragraph-properties fo:margin-left="0.4925in" fo:margin-right="0in" fo:text-indent="0in" style:auto-text-indent="false"/>
      <style:text-properties fo:font-variant="normal" fo:text-transform="none" fo:color="#222222" style:font-name="Liberation Serif" fo:font-size="12pt" fo:letter-spacing="normal" fo:font-style="normal" fo:font-weight="normal" officeooo:rsid="004960bf" officeooo:paragraph-rsid="004960bf" style:font-size-asian="12pt" style:font-size-complex="12pt"/>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11f58"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3adad7"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5" style:family="text">
      <style:text-properties officeooo:rsid="0037b94e"/>
    </style:style>
    <style:style style:name="T6" style:family="text">
      <style:text-properties officeooo:rsid="003adad7"/>
    </style:style>
    <style:style style:name="T7" style:family="text">
      <style:text-properties officeooo:rsid="003b554f"/>
    </style:style>
    <style:style style:name="T8" style:family="text">
      <style:text-properties officeooo:rsid="003e15c5"/>
    </style:style>
    <style:style style:name="T9" style:family="text">
      <style:text-properties officeooo:rsid="003fa499"/>
    </style:style>
    <style:style style:name="T10" style:family="text">
      <style:text-properties officeooo:rsid="0048fa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RVER:</text:p>
      <text:p text:style-name="P1"/>
      <text:list xml:id="list6859647184448252386" text:style-name="L1">
        <text:list-item>
          <text:p text:style-name="P7">Need the real server. Jeff said “The EC2 VM I've spec'd for the project is called a <text:bookmark-start text:name="__DdeLink__105_539662488"/>t2.medium<text:bookmark-end text:name="__DdeLink__105_539662488"/>, with 4GB RAM. Total cost with storage would be around $37/mo.” <text:span text:style-name="T6">But nothing specific as to from whom. </text:span></text:p>
        </text:list-item>
        <text:list-item>
          <text:p text:style-name="P19"><text:span text:style-name="T2">N</text:span><text:span text:style-name="T1">eed a real amazon server account. </text:span><text:span text:style-name="T3">I can set this up if I get a gmail account.</text:span></text:p>
        </text:list-item>
      </text:list>
      <text:p text:style-name="P2"/>
      <text:p text:style-name="P3"><text:span text:style-name="T5">APP</text:span> QUESTIONS:</text:p>
      <text:list xml:id="list6685665683604352716" text:style-name="L2">
        <text:list-item>
          <text:p text:style-name="P20">FYI: Need to test all scenarios before going live. I am going to make a Testing document.</text:p>
        </text:list-item>
        <text:list-item>
          <text:p text:style-name="P8">If entering in new address, I don't include the zip code field.</text:p>
        </text:list-item>
        <text:list-item>
          <text:p text:style-name="P9">Debugging messages to push to server?</text:p>
          <text:p text:style-name="P21"/>
        </text:list-item>
      </text:list>
      <text:p text:style-name="P5"><text:span text:style-name="T7">VERSION 2</text:span>:</text:p>
      <text:list xml:id="list144502412678516" text:continue-numbering="true" text:style-name="L2">
        <text:list-header>
          <text:p text:style-name="P23"/>
        </text:list-header>
      </text:list>
      <text:p text:style-name="P31">APP</text:p>
      <text:p text:style-name="P30"/>
      <text:list xml:id="list1789601166854411818" text:style-name="L3">
        <text:list-item>
          <text:p text:style-name="P24"><text:span text:style-name="T7">Provide a way under the </text:span>"current project" section <text:span text:style-name="T7">to show all data entered for a specific project. Also to edit existing entries if there were mistakes.</text:span></text:p>
        </text:list-item>
        <text:list-item>
          <text:p text:style-name="P25">If entering in new zip code, auto lookup state &amp; city.</text:p>
        </text:list-item>
        <text:list-item>
          <text:p text:style-name="P11">If ZIP code is entered, auto populate city and state.</text:p>
        </text:list-item>
        <text:list-item>
          <text:p text:style-name="P11">Install crash library like we did before</text:p>
        </text:list-item>
        <text:list-item>
          <text:p text:style-name="P14">Add notes section to each picture so technician can communicate what the picture is if needed</text:p>
        </text:list-item>
        <text:list-item>
          <text:p text:style-name="P14">If wrong # of digits is entered prompt the technician to confirm correct #. <text:s/>Please use this list to clean up what the list look like now as our clients have requested additional #'s. Correct # of digits are: </text:p>
        </text:list-item>
      </text:list>
      <text:list xml:id="list5772491721804351953" text:style-name="L7">
        <text:list-item>
          <text:p text:style-name="P16">Digital Fleet - serial # = 8 digits <text:s/>IMEI # = remove serial # as they do not need that anymore</text:p>
        </text:list-item>
        <text:list-item>
          <text:p text:style-name="P16">Smart Witness - serial # = 12 <text:s/>IMEI # = this should be MEID # = 15 <text:s text:c="2"/>SIM # = 20 and DRID # = 12</text:p>
        </text:list-item>
        <text:list-item>
          <text:p text:style-name="P16">Fed Ex - Mobileye # = 10, all others same as smart witness</text:p>
        </text:list-item>
        <text:list-item>
          <text:p text:style-name="P16">Five Cubits - meid # = 14, OBC serial # = 9, mobile # = 10, IMEI # = 15</text:p>
        </text:list-item>
      </text:list>
      <text:list xml:id="list144502470068426" text:continue-list="list1789601166854411818" text:style-name="L3">
        <text:list-item>
          <text:p text:style-name="P17">Add ability to see overview of work completed. <text:s/>Possibly at the "Current Project" overview section have the ability to tap on project and see what has been entered, at least see what truck #'s have been entered if not all the information. <text:s/>Seeing truck #'s that have been input already will allow technicians to confirm what trucks have been completed and what trucks still need completed.</text:p>
        </text:list-item>
      </text:list>
      <text:p text:style-name="P18"/>
      <text:p text:style-name="P32">SERVER</text:p>
      <text:p text:style-name="P32"/>
      <text:list xml:id="list7461810890567653198" text:style-name="L6">
        <text:list-item>
          <text:p text:style-name="P29"><text:span text:style-name="T4">Provide a way to deactivate a project once it is done.</text:span></text:p>
        </text:list-item>
        <text:list-item>
          <text:p text:style-name="P10"><text:span text:style-name="T7">The title always goes to the front page. Perhaps some deep entries should go up just one level.</text:span></text:p>
        </text:list-item>
        <text:list-item>
          <text:p text:style-name="P13">S<text:span text:style-name="T7">eparate out into separate columns the company name and the city. </text:span>I<text:span text:style-name="T7">t would be nice to sort by those two items but for now they are in one column.</text:span></text:p>
        </text:list-item>
      </text:list>
      <text:p text:style-name="P6"/>
      <text:p text:style-name="P6"><text:span text:style-name="T10">OTHER</text:span>:</text:p>
      <text:p text:style-name="P6"/>
      <text:list xml:id="list3025586286136710147" text:style-name="L4">
        <text:list-item>
          <text:p text:style-name="P27"><text:span text:style-name="T8">Prevent: </text:span>What if projects, equipments, notes or addresses are deleted and yet have been used by an engineer? I have a “disabled” flag which is ready to handle this situation. But I haven't <text:soft-page-break/>worked on it really.</text:p>
        </text:list-item>
        <text:list-item>
          <text:p text:style-name="P28"><text:span text:style-name="T9">Make a button somewhere: </text:span>What if the server changes so much I need to redo all the uploads? As a safety I am keeping all data on the phone even though it has been uploaded. I have a flag which I can send from the server for the phone to react such that it re-sends everything. What do you think?</text:p>
        </text:list-item>
        <text:list-item>
          <text:p text:style-name="P22">What about a database backup. What if something happens to the database and it gets screwed up. Normally some kind of backup safe guards against this. Also, what if the main server's disk crashes. Should we ensure some kind of off site backup as well?</text:p>
        </text:list-item>
        <text:list-item>
          <text:p text:style-name="P12">Have not fully implemented disabled state.<text:bookmark-start text:name="__DdeLink__107_539662488"/></text:p>
        </text:list-item>
      </text:list>
      <text:p text:style-name="P5"/>
      <text:p text:style-name="P5"><text:bookmark-end text:name="__DdeLink__107_5396624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4.2.8.2$Linux_X86_64 LibreOffice_project/420m0$Build-2</meta:generator>
    <dc:date>2017-06-13T14:45:00.338660561</dc:date>
    <meta:editing-duration>P1DT7H37M27S</meta:editing-duration>
    <meta:editing-cycles>28</meta:editing-cycles>
    <meta:document-statistic meta:table-count="0" meta:image-count="0" meta:object-count="0" meta:page-count="2" meta:paragraph-count="29" meta:word-count="580" meta:character-count="2946" meta:non-whitespace-character-count="2409"/>
  </office:meta>
</office:document-meta>
</file>